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159cc7" officeooo:paragraph-rsid="00119cc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19cce"/>
    </style:style>
    <style:style style:name="P12" style:family="paragraph" style:parent-style-name="Title">
      <style:text-properties officeooo:paragraph-rsid="00119cce"/>
    </style:style>
    <style:style style:name="P13" style:family="paragraph" style:parent-style-name="Text_20_body">
      <style:text-properties officeooo:paragraph-rsid="00138c60"/>
    </style:style>
    <style:style style:name="P14" style:family="paragraph" style:parent-style-name="Text_20_body">
      <style:text-properties officeooo:paragraph-rsid="0017fc83"/>
    </style:style>
    <style:style style:name="P15" style:family="paragraph" style:parent-style-name="Text_20_body">
      <style:text-properties officeooo:paragraph-rsid="001bb520"/>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officeooo:rsid="00159cc7" officeooo:paragraph-rsid="00119cce"/>
    </style:style>
    <style:style style:name="P18" style:family="paragraph" style:parent-style-name="Heading_20_1">
      <style:text-properties officeooo:rsid="0012909a" officeooo:paragraph-rsid="00138c60"/>
    </style:style>
    <style:style style:name="P19" style:family="paragraph" style:parent-style-name="Heading_20_1">
      <style:text-properties officeooo:rsid="0017fc83" officeooo:paragraph-rsid="0017fc83"/>
    </style:style>
    <style:style style:name="P20" style:family="paragraph" style:parent-style-name="Heading_20_1">
      <style:text-properties officeooo:rsid="001bb520" officeooo:paragraph-rsid="001bb520"/>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officeooo:rsid="00184b1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Work Package </text:span><text:span text:style-name="T2">3</text:span><text:span text:style-name="T1">: „</text:span><text:span text:style-name="Strong_20_Emphasis"><text:span text:style-name="T2">Image Pre-processing</text:span></text:span>„</text:p>
      <text:p text:style-name="P1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text:a xlink:type="simple" xlink:href="#__RefHeading___Toc182_3546847058" text:style-name="Index_20_Link" text:visited-style-name="Index_20_Link">Präambel<text:tab/>1</text:a></text:p>
          <text:p text:style-name="P1"><text:a xlink:type="simple" xlink:href="#__RefHeading___Toc180_2013590122" text:style-name="Index_20_Link" text:visited-style-name="Index_20_Link">Entry Prompt Subtasks for Work Package<text:tab/>1</text:a></text:p>
          <text:p text:style-name="P1"><text:a xlink:type="simple" xlink:href="#__RefHeading___Toc846_4153631245" text:style-name="Index_20_Link" text:visited-style-name="Index_20_Link">Prompts Task 1 – Implement Image Loading<text:tab/>4</text:a></text:p>
          <text:p text:style-name="P1"><text:a xlink:type="simple" xlink:href="#__RefHeading___Toc848_4153631245" text:style-name="Index_20_Link" text:visited-style-name="Index_20_Link">Prompts Task 2 – Image Resizing<text:tab/>6</text:a></text:p>
        </text:index-body>
      </text:table-of-content>
      <text:p text:style-name="P11"/>
      <text:h text:style-name="P17" text:outline-level="1"><text:bookmark-start text:name="__RefHeading___Toc182_3546847058"/>Präambel<text:bookmark-end text:name="__RefHeading___Toc182_3546847058"/></text:h>
      <text:p text:style-name="P2">Code Sections were removed from the prompts</text:p>
      <text:p text:style-name="P2"/>
      <text:h text:style-name="P18"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8">Prompt</text:p>
          </table:table-cell>
          <table:table-cell table:style-name="PromptWP3CreateTask.A1" office:value-type="string">
            <text:p text:style-name="P8">Answer</text:p>
          </table:table-cell>
        </table:table-row>
        <table:table-row>
          <table:table-cell table:style-name="PromptWP3CreateTask.A2" office:value-type="string">
            <text:p text:style-name="P4">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4">Enumerate the Task and give a describtion of the work to be done. </text:p>
            <text:p text:style-name="P4">If new liberaries have to be added then name them. </text:p>
            <text:p text:style-name="P4">If new folders/files/classes/interfaces have to be added name them. </text:p>
            <text:p text:style-name="P4">If coding is provided do it without pseudo code or place holders. </text:p>
            <text:p text:style-name="P4"/>
            <text:p text:style-name="P4">Please give a reasoning for decisions you take. </text:p>
            <text:p text:style-name="P4"/>
            <text:p text:style-name="P4">As a Solution Architect you feel obligated to follow best practices in Software Design and modern princeples of Software Engineering</text:p>
            <text:p text:style-name="P4"><text:s/></text:p>
            <text:p text:style-name="P4">Follow every design decision like the chosen libaries or Unit Test FRamework when working out the task.</text:p>
            <text:p text:style-name="P4">Don't forget Error Handling, Logging and Performance </text:p>
            <text:p text:style-name="P3"><text:soft-page-break/></text:p>
          </table:table-cell>
          <table:table-cell table:style-name="PromptWP3CreateTask.A2" office:value-type="string">
            <text:p text:style-name="P3">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list all image files in the specified directory. Implement asynchronous file operations to enhance performance.<text:line-break/><text:line-break/><text:soft-pag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 <text:span text:style-name="T3">FileManager.cs</text:span>: Manages output directories and file naming.<text:line-break/><text:line-break/><text:span text:style-name="T4">I</text:span><text:span text:style-name="T3">mplementation Note</text:span>: Ensure that the <text:soft-page-break/>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pan text:style-name="T3">Implementation Note</text:span>: Mock external dependencies like file system access and image processing libraries to isolate tests. Use <text:span text:style-name="T7">FluentAssertions</text:span> for more readable <text:soft-page-break/>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13"/>
      <text:h text:style-name="P19"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9">Prompt</text:p>
          </table:table-cell>
          <table:table-cell table:style-name="PromptsWP2Task1.A1" office:value-type="string">
            <text:p text:style-name="P9">Answer</text:p>
          </table:table-cell>
        </table:table-row>
        <table:table-row table:style-name="PromptsWP2Task1.2">
          <table:table-cell table:style-name="PromptsWP2Task1.A2" office:value-type="string">
            <text:p text:style-name="P5">Your Task as a senior c# software developer is to implement <text:span text:style-name="T5">Task 1: "Image Loading"</text:span>. </text:p>
            <text:p text:style-name="P5">Give a full listing of all implemented files/classes/interfaces without any pseudo codes or place holders. </text:p>
            <text:p text:style-name="P5">Do not make any assumptions which are not backed up by the existing implementation.</text:p>
            <text:p text:style-name="P5">Take every previous design and implementation decision into consideration.</text:p>
            <text:p text:style-name="P5"><text:s/></text:p>
            <text:p text:style-name="P5">If you need to add new Klasses and/or interfaces or projects please do so and name them explicitely. </text:p>
            <text:p text:style-name="P5">If something of the existing implementation needs to be changed the be explicite about it. </text:p>
            <text:p text:style-name="P5">Take the recent implementation of <text:span text:style-name="T5">Work Package 1</text:span> into consideration and follow the architecture layed out there.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2Task1.A2" office:value-type="string">
            <text:p text:style-name="P5">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5">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expected, we will implement unit tests using xUnit and Moq (though for this specific case, mocking might be minimal given the nature of the operations involved). We're focusing on the behavior rather than the implementation details, ensuring our loader correctly handles existing directories and <text:soft-page-break/>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14">W</text:span>are design principles and leveraging .NET's capabilities for file system operations.</text:p>
          </table:table-cell>
        </table:table-row>
        <table:table-row table:style-name="PromptsWP2Task1.2">
          <table:table-cell table:style-name="PromptsWP2Task1.A3" office:value-type="string">
            <text:p text:style-name="P5">In <text:span text:style-name="T5">Workpackage 1</text:span> it was decided that the unit test are done with mstest please consider this </text:p>
          </table:table-cell>
          <table:table-cell table:style-name="PromptsWP2Task1.A3" office:value-type="string">
            <text:p text:style-name="P5">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more complex scenarios involving file system interactions, consider integrating with the actual file system or using interfaces to abstract file system access, which can then be mocked.<text:line-break/><text:line-break/><text:span text:style-name="T10">{code}</text:span><text:line-break/><text:soft-pag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14"/>
      <text:h text:style-name="P20"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0">Prompt</text:p>
          </table:table-cell>
          <table:table-cell table:style-name="PromptsWP3Task2.A1" office:value-type="string">
            <text:p text:style-name="P10">Answer</text:p>
          </table:table-cell>
        </table:table-row>
        <table:table-row>
          <table:table-cell table:style-name="PromptsWP3Task2.A2" office:value-type="string">
            <text:p text:style-name="P6"><text:span text:style-name="T5">Work Package 3 Task 1</text:span> was successfully implemented and tested </text:p>
            <text:p text:style-name="P6">Your Task as a senior c# software developer is to implement <text:span text:style-name="T5">Task 2: "Image Resizing"</text:span>. </text:p>
            <text:p text:style-name="P6">Give a full listing of all implemented files/classes/interfaces without any pseudo codes or place holders. </text:p>
            <text:p text:style-name="P6">Do not make any assumptions which are not backed up by the existing implementation.</text:p>
            <text:p text:style-name="P6"/>
            <text:p text:style-name="P6">Take every previous design, architectional and implementation decision made and agreed upon in previous work packages and tasks into consideration.</text:p>
            <text:p text:style-name="P6"><text:soft-page-break/>If you need to add new Klasses and/or interfaces or projects please do so and name them explicitely. </text:p>
            <text:p text:style-name="P6">If something of the existing implementation needs to be changed the be explicite about it. </text:p>
            <text:p text:style-name="P6">If you need to use new 3rd party liberies then please name them and the reasoning of why to include them </text:p>
            <text:p text:style-name="P6"/>
            <text:p text:style-name="P6">This task is considered done if the expected result is meet and also unit tests are implemented and run in green </text:p>
          </table:table-cell>
          <table:table-cell table:style-name="PromptsWP3Task2.A2" office:value-type="string">
            <text:p text:style-name="P5">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according to specified dimensions while maintaining the aspect ratio, and then saving the resized image.<text:line-break/><text:line-break/><text:span text:style-name="T3">Step 1: Add SixLabors.ImageSharp</text:span><text:line-break/><text:line-break/><text:span text:style-name="T3">Library to Add:</text:span> SixLabors.ImageSharp for <text:soft-page-break/>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in-memory image and resizing it within the test, though saving and verifying the output might still necessitate temporary files or alternative validation approaches.<text:line-break/><text:line-break/><text:span text:style-name="T3">Conclusion</text:span><text:line-break/><text:line-break/><text:soft-pag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6">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5">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pan text:style-name="T7">`IImagePreprocessingService`</text:span>, calling upon <text:span text:style-name="T7">`ImageResizer`</text:span> to resize images found in a source directory.<text:line-break/><text:line-break/><text:span text:style-name="T3">ImagePreprocessingService.cs</text:span><text:line-break/><text:line-break/><text:span text:style-name="T12">{code}</text:span><text:line-break/><text:soft-pag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manipulation, fitting neatly into the structured approach defined by the application's architecture and design principles.</text:p>
          </table:table-cell>
        </table:table-row>
        <table:table-row>
          <table:table-cell table:style-name="PromptsWP3Task2.A4" office:value-type="string">
            <text:p text:style-name="P7">The command handlers were implemented during <text:span text:style-name="T5">Work Package 2 "CLI Interface</text:span> Development" so do not assume but give a full implementation in the right command <text:soft-page-break/>handler(s). </text:p>
            <text:p text:style-name="P7">Your task as a Senior C# Developer is to give a full implementation without any pseudo comments and place holders. </text:p>
            <text:p text:style-name="P7">Your task is considered done if the expected result is meet and also unit tests are implemented and run in green </text:p>
          </table:table-cell>
          <table:table-cell table:style-name="PromptsWP3Task2.A4" office:value-type="string">
            <text:p text:style-name="P5">Given the requirement to integrate the <text:span text:style-name="T5">"Image Resizing"</text:span> functionality within the appropriate command handler as established during <text:span text:style-name="T5">Work Package 2 "CLI Interface </text:span><text:soft-page-break/><text:span text:style-name="T5">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routine.<text:line-break/><text:line-break/><text:span text:style-name="T3">Step 3: Implement Unit Tests for ImageResizeHandler</text:span><text:line-break/><text:line-break/>Unit tests for <text:span text:style-name="T7">`ImageResizeHandler`</text:span> will need to mock <text:soft-page-break/><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06T23:55:19.497000000</dc:date>
    <meta:editing-duration>P1DT4H47M17S</meta:editing-duration>
    <meta:editing-cycles>12</meta:editing-cycles>
    <meta:generator>LibreOffice/7.6.6.3$Windows_X86_64 LibreOffice_project/d97b2716a9a4a2ce1391dee1765565ea469b0ae7</meta:generator>
    <meta:document-statistic meta:table-count="3" meta:image-count="0" meta:object-count="0" meta:page-count="11" meta:paragraph-count="58" meta:word-count="2399" meta:character-count="17512" meta:non-whitespace-character-count="15034"/>
  </office:meta>
</office:document-meta>
</file>